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" style:family="graphic" style:parent-style-name="objectwithoutfill">
      <style:graphic-properties svg:stroke-color="#000000" draw:fill="none" draw:fill-color="#2a6099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398cm" style:use-optimal-column-width="false"/>
    </style:style>
    <style:style style:name="ro1" style:family="table-row">
      <style:table-row-properties style:row-height="0.617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fill-color="#729fcf"/>
    </style:style>
    <style:style style:name="P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2a6099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1cm" svg:height="0.635cm" svg:x="10.795cm" svg:y="1.27cm">
          <draw:text-box>
            <text:p><text:span text:style-name="T1">Flight_Booking_Syste</text:span><text:span text:style-name="T1">m</text:span></text:p>
          </draw:text-box>
        </draw:frame>
        <draw:frame draw:style-name="standard" draw:layer="layout" svg:width="3.397cm" svg:height="2.841cm" svg:x="10.829cm" svg:y="1.82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icket</text:span></text:p>
              </table:table-cell>
            </table:table-row>
            <table:table-row table:style-name="ro2">
              <table:table-cell table:style-name="ce2">
                <text:p><text:span text:style-name="T1">+ticketBuyer: Person</text:span><text:span text:style-name="T3"> </text:span></text:p>
                <text:p><text:span text:style-name="T1">+ticketId: String</text:span></text:p>
                <text:p><text:span text:style-name="T1">+destination: Location</text:span></text:p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1.svm" xlink:type="simple" xlink:show="embed" xlink:actuate="onLoad"/>
        </draw:frame>
        <draw:line draw:style-name="gr2" draw:text-style-name="P3" draw:layer="layout" svg:x1="0cm" svg:y1="1.27cm" svg:x2="28cm" svg:y2="1.27cm">
          <text:p/>
        </draw:line>
        <draw:line draw:style-name="gr3" draw:text-style-name="P4" draw:layer="layout" svg:x1="8.255cm" svg:y1="0.635cm" svg:x2="8.255cm" svg:y2="1.27cm">
          <text:p/>
        </draw:line>
        <draw:line draw:style-name="gr3" draw:text-style-name="P5" draw:layer="layout" svg:x1="8.255cm" svg:y1="0.635cm" svg:x2="0cm" svg:y2="0.635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2:13:00.816588765</meta:creation-date>
    <dc:date>2023-01-12T23:24:56.034869387</dc:date>
    <meta:editing-duration>PT58M14S</meta:editing-duration>
    <meta:editing-cycles>6</meta:editing-cycles>
    <meta:generator>LibreOffice/7.3.7.2$Linux_X86_64 LibreOffice_project/30$Build-2</meta:generator>
    <meta:document-statistic meta:object-count="28"/>
  </office:meta>
</office:document-meta>
</file>